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quince</text:span></text:span><text:span text:style-name="Fuente_20_de_20_párrafo_20_predeter."><text:span text:style-name="T14"> </text:span></text:span><text:span text:style-name="Fuente_20_de_20_párrafo_20_predeter."><text:span text:style-name="T16">(1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MILAGROS DEL VALLE RIVAS MAT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203140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 DE ADMINISTRACIÓN Y PRESUPUES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quince </text:span></text:span><text:span text:style-name="Fuente_20_de_20_párrafo_20_predeter."><text:span text:style-name="T20">(15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BORRADORES DE PIZARRA ACRILICA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4.0000</text:p>
          </table:table-cell>
          <table:table-cell table:style-name="Tabla2.A1" office:value-type="string">
            <text:p text:style-name="P17">PEGAMENTO EN  BARRA  40 GR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CALCULADOR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SEPARADORES DE CARTULIN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.0000</text:p>
          </table:table-cell>
          <table:table-cell table:style-name="Tabla2.A1" office:value-type="string">
            <text:p text:style-name="P17">CUADERNOS EMPASTADOS GRANDE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.0000</text:p>
          </table:table-cell>
          <table:table-cell table:style-name="Tabla2.A1" office:value-type="string">
            <text:p text:style-name="P17">CINTA ADHESIVA TRANSPARENTE 12 MILIMETRO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CHINCHETAS DE COLORE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CARPETA LOMO ANCHO CART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PORTA LAPÃZ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GUILLOTIN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ENGRAPADORA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TIJERA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SOBRE MANILA TIPO OFICIO 25 X 35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00</text:p>
          </table:table-cell>
          <table:table-cell table:style-name="Tabla2.A1" office:value-type="string">
            <text:p text:style-name="P17">CUENTA FACIL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SACA GRAP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ALMOHADILLAS PARA SELLO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00</text:p>
          </table:table-cell>
          <table:table-cell table:style-name="Tabla2.A1" office:value-type="string">
            <text:p text:style-name="P17">GANCHOS PARA CARPETA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0.0000</text:p>
          </table:table-cell>
          <table:table-cell table:style-name="Tabla2.A1" office:value-type="string">
            <text:p text:style-name="P17">LAPICES DE GRAFITO NÃÂ°02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6.0000</text:p>
          </table:table-cell>
          <table:table-cell table:style-name="Tabla2.A1" office:value-type="string">
            <text:p text:style-name="P17">MARCADORES NEGRO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00</text:p>
          </table:table-cell>
          <table:table-cell table:style-name="Tabla2.A1" office:value-type="string">
            <text:p text:style-name="P17">CLIPS MARIPOSA NÂ°01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CD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00</text:p>
          </table:table-cell>
          <table:table-cell table:style-name="Tabla2.A1" office:value-type="string">
            <text:p text:style-name="P17">TIRRO NÂº 1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80.0000</text:p>
          </table:table-cell>
          <table:table-cell table:style-name="Tabla2.A1" office:value-type="string">
            <text:p text:style-name="P17">PAPEL FOTOCOPIA TAMAÃO CART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7.0000</text:p>
          </table:table-cell>
          <table:table-cell table:style-name="Tabla2.A1" office:value-type="string">
            <text:p text:style-name="P17">REGLAS DE 30CM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ARCHICOMODO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0.0000</text:p>
          </table:table-cell>
          <table:table-cell table:style-name="Tabla2.A1" office:value-type="string">
            <text:p text:style-name="P17">CARTULINA OPALINA TAMAÃO CART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00</text:p>
          </table:table-cell>
          <table:table-cell table:style-name="Tabla2.A1" office:value-type="string">
            <text:p text:style-name="P17">CARPETAS MARRONES OFICIO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0.0000</text:p>
          </table:table-cell>
          <table:table-cell table:style-name="Tabla2.A1" office:value-type="string">
            <text:p text:style-name="P17">CARPETAS MARRONES CART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ULTISERVICIOS LA MARC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quince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MILAGROS DEL VALLE RIVAS MATA</text:p>
            <text:p text:style-name="P12">DIRECTOR (A)  DE ADMINISTRACIÓN Y PRESUPUES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